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F000001905E157EF4.png" manifest:media-type=""/>
  <manifest:file-entry manifest:full-path="Pictures/100000000000014F00000190C4A7222D.png" manifest:media-type=""/>
  <manifest:file-entry manifest:full-path="Pictures/100000000000014F0000019053FA1175.png" manifest:media-type=""/>
  <manifest:file-entry manifest:full-path="Pictures/100000000000014F0000019036DD958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11.557cm" svg:x="1cm" svg:y="1cm">
          <draw:image xlink:href="Pictures/100000000000014F0000019036DD9580.png" xlink:type="simple" xlink:show="embed" xlink:actuate="onLoad">
            <text:p/>
          </draw:image>
        </draw:frame>
        <draw:frame draw:style-name="gr1" draw:text-style-name="P1" draw:layer="layout" svg:width="9.176cm" svg:height="11.457cm" svg:x="11.414cm" svg:y="0.973cm">
          <draw:image xlink:href="Pictures/100000000000014F0000019053FA1175.png" xlink:type="simple" xlink:show="embed" xlink:actuate="onLoad">
            <text:p/>
          </draw:image>
        </draw:frame>
        <draw:frame draw:style-name="gr1" draw:text-style-name="P1" draw:layer="layout" svg:width="9.275cm" svg:height="12.986cm" svg:x="0.996cm" svg:y="13.954cm">
          <draw:image xlink:href="Pictures/100000000000014F00000190C4A7222D.png" xlink:type="simple" xlink:show="embed" xlink:actuate="onLoad">
            <text:p/>
          </draw:image>
        </draw:frame>
        <draw:frame draw:style-name="gr1" draw:text-style-name="P1" draw:layer="layout" svg:width="9.049cm" svg:height="12.986cm" svg:x="11.541cm" svg:y="13.954cm">
          <draw:image xlink:href="Pictures/100000000000014F000001905E157E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Zelman </meta:initial-creator>
    <meta:creation-date>2013-10-11T12:59:02.916912883</meta:creation-date>
    <dc:date>2013-10-11T13:02:29.991733559</dc:date>
    <dc:creator>zZelman </dc:creator>
    <meta:editing-duration>P0D</meta:editing-duration>
    <meta:editing-cycles>1</meta:editing-cycles>
    <meta:document-statistic meta:object-count="4"/>
    <meta:generator>LibreOffice/4.1.2.3$Linux_X86_64 LibreOffice_project/410$Build-3</meta:generator>
  </office:meta>
</office:document-meta>
</file>